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Versions/Version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file-entry manifest:full-path="VersionList.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Quattrocento Sans" svg:font-family="'Quattrocento Sans'" style:font-family-generic="swiss"/>
    <style:font-face style:name="Courier 10 Pitch" svg:font-family="'Courier 10 Pitch'" style:font-pitch="fixed"/>
    <style:font-face style:name="Courier New" svg:font-family="'Courier New'" style:font-family-generic="modern" style:font-pitch="fixed"/>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ext-properties style:font-name="Courier 10 Pitch"/>
    </style:style>
    <style:style style:name="P2" style:family="paragraph" style:parent-style-name="Footer">
      <style:paragraph-properties fo:text-align="center" style:justify-single-word="false"/>
      <style:text-properties style:font-name="Courier New" fo:font-size="8pt" officeooo:rsid="0002af7f" officeooo:paragraph-rsid="0002af7f" style:font-size-asian="8pt" style:font-size-complex="8pt"/>
    </style:style>
    <style:style style:name="P3" style:family="paragraph" style:parent-style-name="Standard">
      <style:paragraph-properties fo:margin-left="0cm" fo:margin-right="0cm" fo:margin-top="0cm" fo:margin-bottom="0cm" loext:contextual-spacing="false" fo:line-height="150%" fo:text-align="start" style:justify-single-word="false" fo:text-indent="0.48cm" style:auto-text-indent="false"/>
      <style:text-properties style:use-window-font-color="true" style:font-name="Courier New" fo:font-size="11pt" fo:language="de" fo:country="DE" fo:font-style="normal" fo:font-weight="normal" officeooo:rsid="0002af7f" officeooo:paragraph-rsid="0002af7f" style:font-size-asian="11pt" style:font-style-asian="normal" style:font-weight-asian="normal" style:font-size-complex="11pt" style:font-style-complex="normal" style:font-weight-complex="normal"/>
    </style:style>
    <style:style style:name="P4" style:family="paragraph" style:parent-style-name="Standard">
      <style:paragraph-properties fo:margin-left="0cm" fo:margin-right="0cm" fo:margin-top="0cm" fo:margin-bottom="0cm" loext:contextual-spacing="false" fo:line-height="150%" fo:text-align="start" style:justify-single-word="false" fo:text-indent="0.48cm" style:auto-text-indent="false"/>
      <style:text-properties style:use-window-font-color="true" style:font-name="Courier New" fo:font-size="11pt" fo:language="de" fo:country="DE" fo:font-style="normal" officeooo:rsid="0002af7f" officeooo:paragraph-rsid="0002af7f" style:font-size-asian="11pt" style:font-style-asian="normal" style:font-size-complex="11pt" style:font-style-complex="normal"/>
    </style:style>
    <style:style style:name="P5" style:family="paragraph" style:parent-style-name="Standard">
      <style:paragraph-properties fo:margin-left="0cm" fo:margin-right="0cm" fo:margin-top="0cm" fo:margin-bottom="0cm" loext:contextual-spacing="false" fo:line-height="150%" fo:text-align="start" style:justify-single-word="false" fo:text-indent="0.48cm" style:auto-text-indent="false"/>
      <style:text-properties style:use-window-font-color="true" style:font-name="Courier New" fo:font-size="11pt" fo:language="de" fo:country="DE" fo:font-style="normal" officeooo:rsid="0002be06" officeooo:paragraph-rsid="0002be06" style:font-size-asian="11pt" style:font-style-asian="normal" style:font-size-complex="11pt" style:font-style-complex="normal"/>
    </style:style>
    <style:style style:name="P6" style:family="paragraph" style:parent-style-name="Standard">
      <style:paragraph-properties fo:margin-left="0cm" fo:margin-right="0cm" fo:margin-top="0cm" fo:margin-bottom="0cm" loext:contextual-spacing="false" fo:line-height="150%" fo:text-align="start" style:justify-single-word="false" fo:text-indent="0.48cm" style:auto-text-indent="false"/>
      <style:text-properties style:use-window-font-color="true" style:font-name="Courier New" fo:font-size="11pt" fo:language="de" fo:country="DE" fo:font-style="normal" officeooo:rsid="0002be06" officeooo:paragraph-rsid="000471a7" style:font-size-asian="11pt" style:font-style-asian="normal" style:font-size-complex="11pt" style:font-style-complex="normal"/>
    </style:style>
    <style:style style:name="P7" style:family="paragraph" style:parent-style-name="Standard">
      <style:paragraph-properties fo:margin-left="0cm" fo:margin-right="0cm" fo:margin-top="0cm" fo:margin-bottom="0cm" loext:contextual-spacing="false" fo:line-height="150%" fo:text-align="start" style:justify-single-word="false" fo:text-indent="0.48cm" style:auto-text-indent="false"/>
      <style:text-properties style:use-window-font-color="true" style:font-name="Courier New" fo:font-size="11pt" fo:language="de" fo:country="DE" fo:font-style="normal" officeooo:rsid="000471a7" officeooo:paragraph-rsid="000471a7" style:font-size-asian="11pt" style:font-style-asian="normal" style:font-size-complex="11pt" style:font-style-complex="normal"/>
    </style:style>
    <style:style style:name="P8" style:family="paragraph" style:parent-style-name="Standard">
      <style:paragraph-properties fo:margin-left="0cm" fo:margin-right="0cm" fo:margin-top="0cm" fo:margin-bottom="0cm" loext:contextual-spacing="false" fo:line-height="150%" fo:text-align="start" style:justify-single-word="false" fo:text-indent="0.48cm" style:auto-text-indent="false"/>
      <style:text-properties style:use-window-font-color="true" style:font-name="Courier New" fo:font-size="11pt" fo:language="de" fo:country="DE" fo:font-style="normal" officeooo:rsid="0006574b" officeooo:paragraph-rsid="000a140b" style:font-size-asian="11pt" style:font-style-asian="normal" style:font-size-complex="11pt" style:font-style-complex="normal"/>
    </style:style>
    <style:style style:name="P9" style:family="paragraph" style:parent-style-name="Standard">
      <style:paragraph-properties fo:margin-left="0cm" fo:margin-right="0cm" fo:margin-top="0cm" fo:margin-bottom="0cm" loext:contextual-spacing="false" fo:line-height="150%" fo:text-align="start" style:justify-single-word="false" fo:text-indent="0.48cm" style:auto-text-indent="false"/>
      <style:text-properties style:use-window-font-color="true" style:font-name="Courier New" fo:font-size="11pt" fo:language="de" fo:country="DE" fo:font-style="normal" officeooo:rsid="000c1aa9" officeooo:paragraph-rsid="000c1aa9" style:font-size-asian="11pt" style:font-style-asian="normal" style:font-size-complex="11pt" style:font-style-complex="normal"/>
    </style:style>
    <style:style style:name="T1" style:family="text">
      <style:text-properties officeooo:rsid="00036a12"/>
    </style:style>
    <style:style style:name="T2" style:family="text">
      <style:text-properties officeooo:rsid="000471a7"/>
    </style:style>
    <style:style style:name="T3" style:family="text">
      <style:text-properties officeooo:rsid="0006574b"/>
    </style:style>
    <style:style style:name="T4" style:family="text">
      <style:text-properties officeooo:rsid="000808d7"/>
    </style:style>
    <style:style style:name="T5" style:family="text">
      <style:text-properties officeooo:rsid="000950d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r Planet der sechs Löffel wird vorgestellt.</text:p>
      <text:p text:style-name="P3">Es ist der Planet Erde, der irgendwann einen andere Entwicklung nimmt, als man sie erwarten würde. Nach der Revolution vom 24. Februar 2019 und der Ermordung des Revolutionsstifters, werden bei ihm sechs Teelöffel gefunden.</text:p>
      <text:p text:style-name="P3">Personen?</text:p>
      <text:p text:style-name="P3">Einer der Löffel ist scheinbar verschwunden. Was passiert dann? Ist er wirklich verschwunden, oder wird er nur versteckt. Und wo ist der Unterschied? Verschwörungstheorien ..</text:p>
      <text:p text:style-name="P4"/>
      <text:p text:style-name="P5">„Natürlich, es wurde schon vieles geschrieben. Aber wie soll man das alles lesen!“ Ich überlegte, wie es begreifbar gemacht werden könnte, dass man doch – mit ein bisschen Vorwissen – alle großen Ideen aus sich selbst schöpfen kann. „Sehen Sie, da ist zum Beispiel die Frage <text:span text:style-name="T2">mit</text:span> dem Leben nach dem Tod. Ich kann nicht anders, als zu meinen, die Antwort zu wissen.“</text:p>
      <text:p text:style-name="P5">„Wasser, Cola, Fanta, Sprite! Snacks und Kaffee!“</text:p>
      <text:p text:style-name="P6">„Möchten Sie etwas?“ fragte mich <text:span text:style-name="T1">mein Gesprächspartner</text:span>, ohne dass ich sagen konnte, ob <text:span text:style-name="T2">er nur etwas nimmt, wenn ich auch etwas nehme</text:span>.</text:p>
      <text:p text:style-name="P6">So richtig Textsicher war ich mit meiner Idee <text:span text:style-name="T2">über ein</text:span> Leben nach dem Tod noch nicht und fürchtete wohl ein bisschen, dass sich meine Aussage durch die Ablenkung verändern würde. Aber es könnte nicht schaden, ein wenig Kribbelwasser und Erdnüsse zu haben.</text:p>
      <text:p text:style-name="P7">Kurze Zeit später nahm ich einen kurzen Schluck <text:span text:style-name="T3">von dem sehr spritzigen Wasser</text:span> und setzte neu an. „Ich denke die Frage kann viel simpler beantwortet werden, als viele denken. Natürlich gibt es ein Leben nach dem Tod. <text:span text:style-name="T4">Nur nicht das eigene</text:span>.“</text:p>
      <text:p text:style-name="P7">Es war ein hellgrauer Morgen, der die Landschaft, die am Fenster vorbei zog, ziemlich unauffällig aussehen ließ.</text:p>
      <text:p text:style-name="P7">Es reichte meinem Gegenüber nich<text:span text:style-name="T3">t</text:span>. <text:span text:style-name="T3">Ich glaube er stellte in </text:span><text:soft-page-break/><text:span text:style-name="T3">Frage, ob da wirklich nichts eigenes übrigbleibt. Doch es gehörte zum Kernstück meiner These, was man an dieser Stelle der Formel einzusetzen hat. „Ich weiß genau, was der Mensch braucht, wenn er bedrückt ist, weil er gerade gedacht hat, dass das Leben mit dem Tod endet.“</text:span></text:p>
      <text:p text:style-name="P8">Ich ließ eine Pause, die nicht für <text:span text:style-name="T5">einen Einwurf</text:span> ausgenutzt wurde, und strich mir das Kinn an der Schulter ab. „Den Hinweis, <text:span text:style-name="T4">dass nur ein Narr beim eigenen Leben nur an sich selbst denkt. Es muss irgendwie so sein. Etwas lebt weiter, dass man mit dem Körper nur benutzt, mit der Persönlichkeit einfärbt.“ Mein Gegenüber wischte ein wenig Kaffee vom Abstelltischchen, da er überlief, nachdem Milch dazugeschüttet worden war: „Also mehr ein Erbe, als ein Weiterleben?“</text:span></text:p>
      <text:p text:style-name="P9">Seit meiner Ernennung zum Löffelscanner – meinen Doktor in Teeologie hatte ich mit einer Abhandlung über die Anzahl der atomaren Zusammensetzung des in der Packung unten gelegenen Löffels gemacht – fand ich kaum Zeit. Klar, die Weltpolizei empfahl davon auszugehen, dieses Leben zu leben, als sei es das Einzige das man hat. Doc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Quattrocento Sans" svg:font-family="'Quattrocento Sans'" style:font-family-generic="swiss"/>
    <style:font-face style:name="Courier 10 Pitch" svg:font-family="'Courier 10 Pitch'" style:font-pitch="fixed"/>
    <style:font-face style:name="Courier New" svg:font-family="'Courier New'" style:font-family-generic="modern" style:font-pitch="fixed"/>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Quattrocento Sans"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Quattrocento Sans"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Quattrocento Sans" fo:font-family="'Quattrocento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Quattrocento Sans" fo:font-family="'Quattrocento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Quattrocento Sans" fo:font-family="'Quattrocento Sans'" style:font-family-generic="swis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7.601cm" style:type="center"/>
          <style:tab-stop style:position="15.201cm" style:type="right"/>
        </style:tab-stops>
      </style:paragraph-properties>
    </style:style>
    <style:style style:name="Footer" style:family="paragraph" style:parent-style-name="Standard" style:class="extra">
      <style:paragraph-properties text:number-lines="false" text:line-number="0">
        <style:tab-stops>
          <style:tab-stop style:position="7.601cm" style:type="center"/>
          <style:tab-stop style:position="15.201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Courier 10 Pitch"/>
    </style:style>
    <style:style style:name="MP2" style:family="paragraph" style:parent-style-name="Footer">
      <style:paragraph-properties fo:text-align="center" style:justify-single-word="false"/>
      <style:text-properties style:font-name="Courier New" fo:font-size="8pt" officeooo:rsid="0002af7f" officeooo:paragraph-rsid="0002af7f" style:font-size-asian="8pt" style:font-size-complex="8pt"/>
    </style:style>
    <style:page-layout style:name="Mpm1">
      <style:page-layout-properties fo:page-width="21.001cm" fo:page-height="29.7cm" style:num-format="1" style:print-orientation="portrait" fo:margin-top="1.799cm" fo:margin-bottom="2.2cm" fo:margin-left="3cm" fo:margin-right="2.7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0.499cm" fo:background-color="transparent" style:dynamic-spacing="false" draw:fill="none" draw:fill-color="#729fcf"/>
      </style:header-style>
      <style:footer-style>
        <style:header-footer-properties fo:min-height="2.101cm" fo:margin-left="0cm" fo:margin-right="0cm" fo:margin-top="2cm"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text:page-number></text:p>
      </style:header>
      <style:footer>
        <text:p text:style-name="MP2">Der Planet der sechs Löffel – Felix Longolius – longolius@weltpolizei.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lix Longolius</meta:initial-creator>
    <meta:creation-date>2015-09-19T01:50:44.769334716</meta:creation-date>
    <meta:generator>LibreOffice/5.2.2.2$Windows_x86 LibreOffice_project/8f96e87c890bf8fa77463cd4b640a2312823f3ad</meta:generator>
    <dc:date>2017-04-24T00:19:49.469000000</dc:date>
    <meta:editing-duration>PT1H44M9S</meta:editing-duration>
    <meta:editing-cycles>10</meta:editing-cycles>
    <dc:creator>Felix Longolius</dc:creator>
    <meta:document-statistic meta:table-count="0" meta:image-count="0" meta:object-count="0" meta:page-count="2" meta:paragraph-count="15" meta:word-count="449" meta:character-count="2804" meta:non-whitespace-character-count="2363"/>
  </office:meta>
</office:document-meta>
</file>

<file path=VersionList.xml><?xml version="1.0" encoding="utf-8"?>
<VL:version-list xmlns:dc="http://purl.org/dc/elements/1.1/" xmlns:VL="http://openoffice.org/2001/versions-list">
  <VL:version-entry VL:title="Version1" VL:comment="Den Anfang bitte doch verändern." VL:creator="Felix Longolius" dc:date-time="2017-04-24T00:11:42"/>
</VL:version-list>
</file>